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1.0681in"/>
    </style:style>
    <style:style style:name="co9" style:family="table-column">
      <style:table-column-properties fo:break-before="auto" style:column-width="1.7898in"/>
    </style:style>
    <style:style style:name="co10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1654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1.1425in"/>
    </style:style>
    <style:style style:name="co15" style:family="table-column">
      <style:table-column-properties fo:break-before="auto" style:column-width="1.1189in"/>
    </style:style>
    <style:style style:name="co16" style:family="table-column">
      <style:table-column-properties fo:break-before="auto" style:column-width="1.8in"/>
    </style:style>
    <style:style style:name="co17" style:family="table-column">
      <style:table-column-properties fo:break-before="auto" style:column-width="1.5016in"/>
    </style:style>
    <style:style style:name="co18" style:family="table-column">
      <style:table-column-properties fo:break-before="auto" style:column-width="1.166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0.0346in solid #000000"/>
    </style:style>
    <style:style style:name="ce4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6" style:family="table-cell" style:parent-style-name="Default">
      <style:table-cell-properties fo:padding-bottom="0.0193in" fo:padding-left="0.0138in" fo:padding-right="0.0138in" fo:padding-top="0.0193in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10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Untitled1" style:base-cell-address="Sheet1.F5"/>
    </style:style>
    <style:style style:name="ce9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Untitled1" style:base-cell-address="Sheet1.F5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0" style:apply-style-name="Untitled1" style:base-cell-address="Sheet1.F5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map style:condition="cell-content()=0" style:apply-style-name="Untitled1" style:base-cell-address="Sheet1.F5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map style:condition="cell-content()=0" style:apply-style-name="Untitled1" style:base-cell-address="Sheet1.F5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ce1"/>
        <table:table-column table:style-name="co18" table:default-cell-style-name="ce1"/>
        <table:table-column table:style-name="co5" table:number-columns-repeated="3" table:default-cell-style-name="ce1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aufgeraeumt</text:p>
          </table:table-cell>
          <table:table-cell office:value-type="string">
            <text:p>errorLevel</text:p>
          </table:table-cell>
          <table:table-cell office:value-type="string">
            <text:p>ParameterCheck</text:p>
          </table:table-cell>
          <table:table-cell office:value-type="string">
            <text:p>methodCalls</text:p>
          </table:table-cell>
          <table:table-cell office:value-type="string">
            <text:p>documented</text:p>
          </table:table-cell>
          <table:table-cell office:value-type="string">
            <text:p>getestet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rd1.conf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android.conf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logConf.py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scons.openbsd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default.conf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scons.win32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scons.linux</text:p>
          </table:table-cell>
          <table:table-cell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list_of_event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dataCont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qdftConnector.c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data_flow_monitor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syscallHandler</text:p>
          </table:table-cell>
          <table:table-cell office:value-type="string">
            <text:p>syscallHandler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nal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executeAction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mechanism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authorizationAction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IP.c</text:p>
          </table:table-cell>
          <table:table-cell table:style-name="ce14" table:number-columns-repeated="4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InJNI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InXmlrpc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CommInterfaces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XP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InSocket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EP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slEval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pState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slOperators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condition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SoapClient.php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jni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Timestamp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Event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Action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exRegex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cpp.c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pdp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operators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pdpSocketClient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socketTCPclient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socketTCPserver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pdpXMLrpcTest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pdp</text:p>
          </table:table-cell>
          <table:table-cell office:value-type="string">
            <text:p>testcpp.c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pdp</text:p>
          </table:table-cell>
          <table:table-cell office:value-type="string">
            <text:p>testpdp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ystracePEP</text:p>
          </table:table-cell>
          <table:table-cell office:value-type="string">
            <text:p>systracePEP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4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hellWrapper</text:p>
          </table:table-cell>
          <table:table-cell office:value-type="string">
            <text:p>shellWrapper.c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tring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ystrace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xml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crypto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tss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axiom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pefLoader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openbsd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mem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thread</text:p>
          </table:table-cell>
          <table:table-cell office:value-type="string">
            <text:p>thread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actionDescStore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paramDesc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action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LinuxTCP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apService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Utils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Win32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ap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Linux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upUtils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EventMatch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Param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ParamMatch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Event.c</text:p>
          </table:table-cell>
          <table:table-cell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logtemplate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logger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timestamp</text:p>
          </table:table-cell>
          <table:table-cell office:value-type="string">
            <text:p>timestamp.c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clude</text:p>
          </table:table-cell>
          <table:table-cell office:value-type="string">
            <text:p>base</text:p>
          </table:table-cell>
          <table:table-cell office:value-type="string">
            <text:p>base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mem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axiom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tss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tring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openbsd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crypto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xml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ystrace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dataCont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qdftConnector.h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data_flow_monitor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list_of_event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thread</text:p>
          </table:table-cell>
          <table:table-cell office:value-type="string">
            <text:p>threadUtil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action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actionDescStore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types</text:p>
          </table:table-cell>
          <table:table-cell office:value-type="string">
            <text:p>paramDescTyp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types</text:p>
          </table:table-cell>
          <table:table-cell office:value-type="string">
            <text:p>actionDescTyp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paramDesc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cket</text:p>
          </table:table-cell>
          <table:table-cell office:value-type="string">
            <text:p>pefsocketTyp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cket</text:p>
          </table:table-cell>
          <table:table-cell office:value-type="string">
            <text:p>socketWin32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cket</text:p>
          </table:table-cell>
          <table:table-cell office:value-type="string">
            <text:p>socketLinux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cket</text:p>
          </table:table-cell>
          <table:table-cell office:value-type="string">
            <text:p>socketUtil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xmlrpc</text:p>
          </table:table-cell>
          <table:table-cell office:value-type="string">
            <text:p>soupUtil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ap</text:p>
          </table:table-cell>
          <table:table-cell office:value-type="string">
            <text:p>soapUtil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communication</text:p>
          </table:table-cell>
          <table:table-cell office:value-type="string">
            <text:p>soap</text:p>
          </table:table-cell>
          <table:table-cell office:value-type="string">
            <text:p>soapServic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Param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Event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4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eventTypes.h</text:p>
          </table:table-cell>
          <table:table-cell/>
          <table:table-cell table:style-name="ce15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ParamMatch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EventMatch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logger</text:p>
          </table:table-cell>
          <table:table-cell office:value-type="string">
            <text:p>logger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syscallHandler</text:p>
          </table:table-cell>
          <table:table-cell office:value-type="string">
            <text:p>syscallHandler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authorizationAction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mechanism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EP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XP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InJNI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OutPIP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pdpInterfac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executeAction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paramInstanceTyp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mechActionType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pdpType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4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opStateType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CommInterface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types</text:p>
          </table:table-cell>
          <table:table-cell office:value-type="string">
            <text:p>pdpJNItype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condition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pState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4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slEval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oslOperators.h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nal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s</text:p>
          </table:table-cell>
          <table:table-cell office:value-type="string">
            <text:p>as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as</text:p>
          </table:table-cell>
          <table:table-cell office:value-type="string">
            <text:p>AttestationServiceNative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systracePEP</text:p>
          </table:table-cell>
          <table:table-cell office:value-type="string">
            <text:p>systracePEP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include</text:p>
          </table:table-cell>
          <table:table-cell office:value-type="string">
            <text:p>timestamp</text:p>
          </table:table-cell>
          <table:table-cell office:value-type="string">
            <text:p>timestamp.h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SConscript</text:p>
          </table:table-cell>
          <table:table-cell table:number-columns-repeated="3"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SConstruct</text:p>
          </table:table-cell>
          <table:table-cell table:number-columns-repeated="3"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nfig</text:p>
          </table:table-cell>
          <table:table-cell office:value-type="string">
            <text:p>SConscript</text:p>
          </table:table-cell>
          <table:table-cell table:number-columns-repeated="2"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timestamp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SConscript</text:p>
          </table:table-cell>
          <table:table-cell/>
          <table:table-cell table:style-name="ce17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thread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syscallHandler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SConscript</text:p>
          </table:table-cell>
          <table:table-cell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condition</text:p>
          </table:table-cell>
          <table:table-cell office:value-type="string">
            <text:p>SConscript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SConscript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ystracePEP</text:p>
          </table:table-cell>
          <table:table-cell office:value-type="string">
            <text:p>SConscript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hellWrapper</text:p>
          </table:table-cell>
          <table:table-cell office:value-type="string">
            <text:p>SConscript</text:p>
          </table:table-cell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pdp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examples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SConscript</text:p>
          </table:table-cell>
          <table:table-cell/>
          <table:table-cell table:style-name="ce16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</table:table-row>
        <table:table-row table:style-name="ro1" table:number-rows-repeated="104840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" table:style-name="ta1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6"/>
        <table:table-column table:style-name="co9" table:default-cell-style-name="ce6"/>
        <table:table-column table:style-name="co10" table:default-cell-style-name="ce8"/>
        <table:table-column table:style-name="co5" table:number-columns-repeated="4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table:number-columns-repeated="4"/>
          <table:table-cell/>
          <table:table-cell office:value-type="string">
            <text:p>aufgeraeumt</text:p>
          </table:table-cell>
          <table:table-cell office:value-type="string">
            <text:p>errorLevel</text:p>
          </table:table-cell>
          <table:table-cell office:value-type="string">
            <text:p>getestet</text:p>
          </table:table-cell>
          <table:table-cell office:value-type="string">
            <text:p>ParameterCheck</text:p>
          </table:table-cell>
          <table:table-cell office:value-type="string">
            <text:p>header Structure</text:p>
          </table:table-cell>
        </table:table-row>
        <table:table-row table:style-name="ro3">
          <table:table-cell table:style-name="ce3" office:value-type="string">
            <text:p>config</text:p>
          </table:table-cell>
          <table:table-cell table:style-name="ce5" office:value-type="string">
            <text:p>rd1.conf</text:p>
          </table:table-cell>
          <table:table-cell table:style-name="ce5"/>
          <table:table-cell table:style-name="ce7"/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android.conf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logConf.py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scons.openbsd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SConscript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default.conf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scons.win32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nfig</text:p>
          </table:table-cell>
          <table:table-cell office:value-type="string">
            <text:p>scons.linux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SConscript</text:p>
          </table:table-cell>
          <table:table-cell table:number-columns-repeated="4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SConstruct</text:p>
          </table:table-cell>
          <table:table-cell table:number-columns-repeated="4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list_of_events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SConscript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dataCont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qdftConnector.c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dataCont</text:p>
          </table:table-cell>
          <table:table-cell office:value-type="string">
            <text:p>data_flow_monitor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syscallHandler</text:p>
          </table:table-cell>
          <table:table-cell office:value-type="string">
            <text:p>syscallHandler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syscallHandler</text:p>
          </table:table-cell>
          <table:table-cell office:value-type="string">
            <text:p>SConscript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syscallHandler</text:p>
          </table:table-cell>
          <table:table-cell office:value-type="string">
            <text:p>processSyscall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ep</text:p>
          </table:table-cell>
          <table:table-cell office:value-type="string">
            <text:p>pep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ep</text:p>
          </table:table-cell>
          <table:table-cell office:value-type="string">
            <text:p>pep_service.xml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ep</text:p>
          </table:table-cell>
          <table:table-cell office:value-type="string">
            <text:p>SConscript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opState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executeAction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mechanism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oslOperators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authorizationAction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SubscribePEP.c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jni.c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_service.xml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SConscript</text:p>
          </table:table-cell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Socket.c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xmlrpc.c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pdpInterfaces</text:p>
          </table:table-cell>
          <table:table-cell office:value-type="string">
            <text:p>pdpInterfaces.c</text:p>
          </table:table-cell>
          <table:table-cell table:number-columns-repeated="6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formula.c</text:p>
          </table:table-cell>
          <table:table-cell table:number-columns-repeated="7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pdp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key.blob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as_axis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services.xml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cert.pem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as.c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components</text:p>
          </table:table-cell>
          <table:table-cell office:value-type="string">
            <text:p>as</text:p>
          </table:table-cell>
          <table:table-cell office:value-type="string">
            <text:p>SConscript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client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TCPsocketTest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cpptest.c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TCPsocketServer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TCPsocket2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x1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Timestamp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Event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x2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Action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retest1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server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_soap_client.php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pdpXMLrpcTest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tests</text:p>
          </table:table-cell>
          <table:table-cell office:value-type="string">
            <text:p>testpdp.c</text:p>
          </table:table-cell>
          <table:table-cell table:number-columns-repeated="7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hell_wrapper</text:p>
          </table:table-cell>
          <table:table-cell office:value-type="string">
            <text:p>SConscript</text:p>
          </table:table-cell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hell_wrapper</text:p>
          </table:table-cell>
          <table:table-cell office:value-type="string">
            <text:p>log_shell_wrapper_c.h</text:p>
          </table:table-cell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hell_wrapper</text:p>
          </table:table-cell>
          <table:table-cell office:value-type="string">
            <text:p>shell_wrapper.c</text:p>
          </table:table-cell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Conscript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ystracePEP</text:p>
          </table:table-cell>
          <table:table-cell office:value-type="string">
            <text:p>SConscript</text:p>
          </table:table-cell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applications</text:p>
          </table:table-cell>
          <table:table-cell office:value-type="string">
            <text:p>systracePEP</text:p>
          </table:table-cell>
          <table:table-cell office:value-type="string">
            <text:p>systracePEP</text:p>
          </table:table-cell>
          <table:table-cell office:value-type="string">
            <text:p>systracePEP.c</text:p>
          </table:table-cell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ystrace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tring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openbsd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xml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tss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crypto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fhg_esf_loader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axiom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utilities</text:p>
          </table:table-cell>
          <table:table-cell office:value-type="string">
            <text:p>mem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actionDescStore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action</text:p>
          </table:table-cell>
          <table:table-cell office:value-type="string">
            <text:p>action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ap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LinuxTCP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Win32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Conscript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ap_service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up_utils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communication</text:p>
          </table:table-cell>
          <table:table-cell office:value-type="string">
            <text:p>socketLinux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EventMatch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ParamMatch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event</text:p>
          </table:table-cell>
          <table:table-cell office:value-type="string">
            <text:p>pefEvent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SConsLog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logtemplate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logger</text:p>
          </table:table-cell>
          <table:table-cell office:value-type="string">
            <text:p>logger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timestamp</text:p>
          </table:table-cell>
          <table:table-cell office:value-type="string">
            <text:p>timestamp.c</text:p>
          </table:table-cell>
          <table:table-cell table:number-columns-repeated="7"/>
        </table:table-row>
        <table:table-row table:style-name="ro3">
          <table:table-cell office:value-type="string">
            <text:p>libraries</text:p>
          </table:table-cell>
          <table:table-cell office:value-type="string">
            <text:p>timestamp</text:p>
          </table:table-cell>
          <table:table-cell office:value-type="string">
            <text:p>SConscript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include</text:p>
          </table:table-cell>
          <table:table-cell office:value-type="string">
            <text:p>base</text:p>
          </table:table-cell>
          <table:table-cell office:value-type="string">
            <text:p>base.h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3">
          <table:table-cell office:value-type="string">
            <text:p>include</text:p>
          </table:table-cell>
          <table:table-cell office:value-type="string">
            <text:p>entity</text:p>
          </table:table-cell>
          <table:table-cell office:value-type="string">
            <text:p>entity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ap_base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ap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mem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openbsd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crypto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tring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pefsocket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up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ap_service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ystrace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cketWin32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axiom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tss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hm_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xml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cketLinux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utilities</text:p>
          </table:table-cell>
          <table:table-cell office:value-type="string">
            <text:p>socketUtil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identity</text:p>
          </table:table-cell>
          <table:table-cell office:value-type="string">
            <text:p>identity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dataCont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qdftConnector.h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data_flow_monitor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dataCont</text:p>
          </table:table-cell>
          <table:table-cell office:value-type="string">
            <text:p>list_of_events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action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action</text:p>
          </table:table-cell>
          <table:table-cell office:value-type="string">
            <text:p>actionDescStore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Event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eventType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ParamMatch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event</text:p>
          </table:table-cell>
          <table:table-cell office:value-type="string">
            <text:p>pefEventMatch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logger</text:p>
          </table:table-cell>
          <table:table-cell office:value-type="string">
            <text:p>logger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syscallHandler</text:p>
          </table:table-cell>
          <table:table-cell office:value-type="string">
            <text:p>syscallHandler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syscallHandler</text:p>
          </table:table-cell>
          <table:table-cell office:value-type="string">
            <text:p>processSyscall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ep</text:p>
          </table:table-cell>
          <table:table-cell office:value-type="string">
            <text:p>pep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formula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authorizationAction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mechanism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Type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JNIstruct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executeAction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jni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opState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face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pdpInternal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pdp</text:p>
          </table:table-cell>
          <table:table-cell office:value-type="string">
            <text:p>oslOperators.h</text:p>
          </table:table-cell>
          <table:table-cell table:number-columns-repeated="7"/>
        </table:table-row>
        <table:table-row table:style-name="ro3">
          <table:table-cell office:value-type="string">
            <text:p>include</text:p>
          </table:table-cell>
          <table:table-cell office:value-type="string">
            <text:p>as</text:p>
          </table:table-cell>
          <table:table-cell office:value-type="string">
            <text:p>as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as</text:p>
          </table:table-cell>
          <table:table-cell office:value-type="string">
            <text:p>AttestationServiceNative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systracePEP</text:p>
          </table:table-cell>
          <table:table-cell office:value-type="string">
            <text:p>systracePEP.h</text:p>
          </table:table-cell>
          <table:table-cell/>
          <table:table-cell office:value-type="string">
            <text:p>------------------</text:p>
          </table:table-cell>
          <table:table-cell table:number-columns-repeated="5"/>
        </table:table-row>
        <table:table-row table:style-name="ro3">
          <table:table-cell office:value-type="string">
            <text:p>include</text:p>
          </table:table-cell>
          <table:table-cell office:value-type="string">
            <text:p>timestamp</text:p>
          </table:table-cell>
          <table:table-cell office:value-type="string">
            <text:p>timestamp.h</text:p>
          </table:table-cell>
          <table:table-cell table:number-columns-repeated="7"/>
        </table:table-row>
        <table:table-row table:style-name="ro3" table:number-rows-repeated="1048429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5" table:number-columns-repeated="3" table:default-cell-style-name="ce1"/>
        <table:table-column table:style-name="co11" table:default-cell-style-name="ce1"/>
        <table:table-column table:style-name="co12" table:default-cell-style-name="ce1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office:value-type="string">
            <text:p>aufgeraeumt</text:p>
          </table:table-cell>
          <table:table-cell office:value-type="string">
            <text:p>errorLevel</text:p>
          </table:table-cell>
          <table:table-cell office:value-type="string">
            <text:p>getestet</text:p>
          </table:table-cell>
          <table:table-cell office:value-type="string">
            <text:p>ParameterCheck</text:p>
          </table:table-cell>
          <table:table-cell office:value-type="string">
            <text:p>documented</text:p>
          </table:table-cell>
        </table:table-row>
        <table:table-row table:style-name="ro3">
          <table:table-cell table:style-name="ce3" office:value-type="string">
            <text:p>config</text:p>
          </table:table-cell>
          <table:table-cell table:style-name="ce5" office:value-type="string">
            <text:p>rd1.conf</text:p>
          </table:table-cell>
          <table:table-cell table:style-name="ce5"/>
          <table:table-cell table:style-name="ce7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android.conf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logConf.py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scons.openbsd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SConscript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default.conf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scons.win32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nfig</text:p>
          </table:table-cell>
          <table:table-cell table:style-name="ce6" office:value-type="string">
            <text:p>scons.linux</text:p>
          </table:table-cell>
          <table:table-cell table:style-name="ce6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SConscript</text:p>
          </table:table-cell>
          <table:table-cell table:style-name="ce6" table:number-columns-repeated="2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nal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executeAction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mechanism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authorizationAction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IP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InJNI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InXmlrpc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CommInterfaces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SConscript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XP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InSocket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EP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slEval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pState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slOperators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SConscript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condition.c</text:p>
          </table:table-cell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client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TCPsocketTest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TCPsocketServer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jni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TCPsocket2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x1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Timestamp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Event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x2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Action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retest1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cpp.c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server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_soap_client.php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pdpXMLrpcTest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estpdp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SConstruct</text:p>
          </table:table-cell>
          <table:table-cell table:style-name="ce6" table:number-columns-repeated="2"/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tringUtils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xmlUtils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memUtils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thread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thread</text:p>
          </table:table-cell>
          <table:table-cell table:style-name="ce6" office:value-type="string">
            <text:p>thread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actionDescStore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paramDesc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action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LinuxTCP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Win32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Linux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EventMatch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Param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ParamMatch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Event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logger</text:p>
          </table:table-cell>
          <table:table-cell table:style-name="ce6" office:value-type="string">
            <text:p>logtemplate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logger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logger</text:p>
          </table:table-cell>
          <table:table-cell table:style-name="ce6" office:value-type="string">
            <text:p>logger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timestamp.c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timestamp</text:p>
          </table:table-cell>
          <table:table-cell table:style-name="ce6" office:value-type="string">
            <text:p>SConscript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base</text:p>
          </table:table-cell>
          <table:table-cell table:style-name="ce6" office:value-type="string">
            <text:p>base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memUtils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tringUtils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xmlUtils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thread</text:p>
          </table:table-cell>
          <table:table-cell table:style-name="ce6" office:value-type="string">
            <text:p>threadUtils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action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actionDescStore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paramDescType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actionDescType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ction</text:p>
          </table:table-cell>
          <table:table-cell table:style-name="ce6" office:value-type="string">
            <text:p>paramDesc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pefsocket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Win32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Linux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cket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Param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Event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eventTypes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ParamMatch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event</text:p>
          </table:table-cell>
          <table:table-cell table:style-name="ce6" office:value-type="string">
            <text:p>pefEventMatch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logger</text:p>
          </table:table-cell>
          <table:table-cell table:style-name="ce6" office:value-type="string">
            <text:p>logger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authorizationAction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mechanism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EP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XP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InJNI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OutPIP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faces</text:p>
          </table:table-cell>
          <table:table-cell table:style-name="ce8" office:value-type="string">
            <text:p>pdpInterface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executeAction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paramInstanceType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mechActionType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pdpType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opStateType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pdpCommInterface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types</text:p>
          </table:table-cell>
          <table:table-cell table:style-name="ce8" office:value-type="string">
            <text:p>pdpJNItype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condition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pState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slEval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condition</text:p>
          </table:table-cell>
          <table:table-cell table:style-name="ce8" office:value-type="string">
            <text:p>oslOperators.h</text:p>
          </table:table-cell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dp</text:p>
          </table:table-cell>
          <table:table-cell table:style-name="ce6" office:value-type="string">
            <text:p>pdpInternal.h</text:p>
          </table:table-cell>
          <table:table-cell table:style-name="ce8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</table:table-row>
        <table:table-row table:style-name="ro3">
          <table:table-cell table:style-name="ce9" office:value-type="string">
            <text:p>include</text:p>
          </table:table-cell>
          <table:table-cell table:style-name="ce10" office:value-type="string">
            <text:p>timestamp</text:p>
          </table:table-cell>
          <table:table-cell table:style-name="ce10" office:value-type="string">
            <text:p>timestamp.h</text:p>
          </table:table-cell>
          <table:table-cell table:style-name="ce11"/>
          <table:table-cell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as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AttestationServiceNative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ystracePEP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syscallHandler</text:p>
          </table:table-cell>
          <table:table-cell table:style-name="ce6" office:value-type="string">
            <text:p>syscallHandler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syscallHandler</text:p>
          </table:table-cell>
          <table:table-cell table:style-name="ce6" office:value-type="string">
            <text:p>processSyscall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pep</text:p>
          </table:table-cell>
          <table:table-cell table:style-name="ce6" office:value-type="string">
            <text:p>pep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dataCont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qdftConnector.h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data_flow_monitor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list_of_events.h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hellWrapper</text:p>
          </table:table-cell>
          <table:table-cell table:style-name="ce8" office:value-type="string">
            <text:p>SConscript</text:p>
          </table:table-cell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hellWrapper</text:p>
          </table:table-cell>
          <table:table-cell table:style-name="ce8" office:value-type="string">
            <text:p>shellWrapper.c</text:p>
          </table:table-cell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Conscript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ystracePEP</text:p>
          </table:table-cell>
          <table:table-cell table:style-name="ce8" office:value-type="string">
            <text:p>SConscript</text:p>
          </table:table-cell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applications</text:p>
          </table:table-cell>
          <table:table-cell table:style-name="ce6" office:value-type="string">
            <text:p>systracePEP</text:p>
          </table:table-cell>
          <table:table-cell table:style-name="ce6" office:value-type="string">
            <text:p>systracePEP</text:p>
          </table:table-cell>
          <table:table-cell table:style-name="ce8" office:value-type="string">
            <text:p>systracePEP.c</text:p>
          </table:table-cell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key.blob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as_axis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services.xml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cert.pem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as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as</text:p>
          </table:table-cell>
          <table:table-cell table:style-name="ce6" office:value-type="string">
            <text:p>SConscript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list_of_events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SConscript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dataCont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qdftConnector.c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dataCont</text:p>
          </table:table-cell>
          <table:table-cell table:style-name="ce6" office:value-type="string">
            <text:p>data_flow_monitor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syscallHandler</text:p>
          </table:table-cell>
          <table:table-cell table:style-name="ce6" office:value-type="string">
            <text:p>syscallHandler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syscallHandler</text:p>
          </table:table-cell>
          <table:table-cell table:style-name="ce6" office:value-type="string">
            <text:p>SConscript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syscallHandler</text:p>
          </table:table-cell>
          <table:table-cell table:style-name="ce6" office:value-type="string">
            <text:p>processSyscall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ep</text:p>
          </table:table-cell>
          <table:table-cell table:style-name="ce6" office:value-type="string">
            <text:p>pep.c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ep</text:p>
          </table:table-cell>
          <table:table-cell table:style-name="ce6" office:value-type="string">
            <text:p>pep_service.xml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components</text:p>
          </table:table-cell>
          <table:table-cell table:style-name="ce6" office:value-type="string">
            <text:p>pep</text:p>
          </table:table-cell>
          <table:table-cell table:style-name="ce6" office:value-type="string">
            <text:p>SConscript</text:p>
          </table:table-cell>
          <table:table-cell table:style-name="ce8"/>
          <table:table-cell table:style-name="ce1" office:value-type="string">
            <text:p>------------------</text:p>
          </table:table-cell>
          <table:table-cell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ystrace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openbsd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tss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crypto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fhg_esf_loader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axiom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openbsd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crypto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ystrace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axiom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tss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utilities</text:p>
          </table:table-cell>
          <table:table-cell table:style-name="ce6" office:value-type="string">
            <text:p>shm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ap_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ap_service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libraries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upUtils.c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ap_base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ap_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ap_service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>
          <table:table-cell table:style-name="ce4" office:value-type="string">
            <text:p>include</text:p>
          </table:table-cell>
          <table:table-cell table:style-name="ce6" office:value-type="string">
            <text:p>communication</text:p>
          </table:table-cell>
          <table:table-cell table:style-name="ce6" office:value-type="string">
            <text:p>soupUtils.h</text:p>
          </table:table-cell>
          <table:table-cell table:style-name="ce8"/>
          <table:table-cell/>
          <table:table-cell table:style-name="ce12" table:number-columns-repeated="5"/>
        </table:table-row>
        <table:table-row table:style-name="ro3" table:number-rows-repeated="1048407">
          <table:table-cell table:number-columns-repeated="10"/>
        </table:table-row>
        <table:table-row table:style-name="ro3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09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ucha </meta:initial-creator>
    <meta:creation-date>2012-05-09T07:12:32</meta:creation-date>
    <dc:date>2012-06-01T09:20:24</dc:date>
    <dc:creator>moucha </dc:creator>
    <meta:editing-duration>PT20H23M45S</meta:editing-duration>
    <meta:editing-cycles>218</meta:editing-cycles>
    <meta:generator>OpenOffice.org/3.2$Linux OpenOffice.org_project/320m19$Build-9505</meta:generator>
    <meta:document-statistic meta:table-count="3" meta:cell-count="2574" meta:object-count="0"/>
  </office:meta>
</office:document-meta>
</file>